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Open Sans" svg:font-family="'Open Sans', 'Clear Sans', 'Helvetica Neue', Helvetica, Arial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line-height="180%" fo:background-color="#ffffff"/>
      <style:text-properties fo:color="#333333" style:font-name-asian="verdana" style:font-size-asian="13.5pt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/>
      <style:text-properties fo:color="#333333" style:font-name-asian="verdana" style:font-size-asian="10.5pt"/>
    </style:style>
    <style:style style:name="P3" style:family="paragraph" style:parent-style-name="Text_20_body">
      <loext:graphic-properties draw:fill="solid" draw:fill-color="#ffffff" draw:opacity="100%"/>
      <style:paragraph-properties fo:line-height="180%" fo:background-color="#ffffff"/>
      <style:text-properties fo:color="#333333"/>
    </style:style>
    <style:style style:name="P4" style:family="paragraph" style:parent-style-name="Text_20_body">
      <loext:graphic-properties draw:fill="solid" draw:fill-color="#ffffff" draw:opacity="100%"/>
      <style:paragraph-properties fo:background-color="#ffffff"/>
      <style:text-properties fo:color="#333333"/>
    </style:style>
    <style:style style:name="P5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6" style:family="paragraph" style:parent-style-name="Text_20_body">
      <loext:graphic-properties draw:fill="solid" draw:fill-color="#ffffff" draw:opacity="100%"/>
      <style:paragraph-properties fo:line-height="180%" fo:background-color="#ffffff"/>
      <style:text-properties fo:color="#ff0000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Quotations">
      <loext:graphic-properties draw:fill="solid" draw:fill-color="#ffffff" draw:opacity="100%"/>
      <style:paragraph-properties fo:background-color="#ffffff" fo:padding="0.0193in" fo:border="1.5pt solid #efefef"/>
      <style:text-properties fo:color="#333333"/>
    </style:style>
    <style:style style:name="P9" style:family="paragraph" style:parent-style-name="Table_20_Contents">
      <style:text-properties fo:background-color="#f4f4f4" loext:padding="0in" loext:border="none"/>
    </style:style>
    <style:style style:name="P10" style:family="paragraph" style:parent-style-name="Table_20_Contents">
      <style:paragraph-properties fo:text-align="end" style:justify-single-word="false"/>
      <style:text-properties fo:color="#afafaf" style:font-name="Consolas" fo:font-size="9pt" fo:background-color="#f4f4f4" loext:padding="0in" loext:border="none"/>
    </style:style>
    <style:style style:name="P11" style:family="paragraph" style:parent-style-name="Table_20_Contents">
      <style:paragraph-properties fo:text-align="end" style:justify-single-word="false"/>
      <style:text-properties fo:color="#afafaf" style:font-name="Consolas" fo:font-size="9pt" loext:padding="0in" loext:border="none"/>
    </style:style>
    <style:style style:name="P12" style:family="paragraph" style:parent-style-name="Table_20_Contents">
      <style:text-properties loext:padding="0in" loext:border="none"/>
    </style:style>
    <style:style style:name="P13" style:family="paragraph" style:parent-style-name="Preformatted_20_Text">
      <style:text-properties fo:font-variant="normal" fo:text-transform="none" fo:color="#abb2bf" fo:font-style="normal" fo:font-weight="normal"/>
    </style:style>
    <style:style style:name="P14" style:family="paragraph" style:parent-style-name="Preformatted_20_Text">
      <style:text-properties fo:font-variant="normal" fo:text-transform="none" fo:color="#98c379"/>
    </style:style>
    <style:style style:name="P15" style:family="paragraph" style:parent-style-name="Preformatted_20_Text">
      <style:text-properties fo:color="#5c6370"/>
    </style:style>
    <style:style style:name="P16" style:family="paragraph" style:parent-style-name="Preformatted_20_Text">
      <style:text-properties fo:color="#5c6370" fo:font-style="italic" fo:font-weight="normal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Text_20_body">
      <style:text-properties style:font-name-asian="Open Sans" style:font-size-asian="12pt"/>
    </style:style>
    <style:style style:name="P19" style:family="paragraph" style:parent-style-name="Text_20_body">
      <style:text-properties style:font-name="Open Sans" fo:font-size="12pt" fo:font-weight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 style:list-style-name="L3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333333" style:font-name-asian="verdana" style:font-size-asian="10.5pt"/>
    </style:style>
    <style:style style:name="P22" style:family="paragraph" style:parent-style-name="Text_20_body" style:list-style-name="L5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333333" style:font-name-asian="verdana" style:font-size-asian="10.5pt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333333" style:font-name-asian="verdana" style:font-size-asian="10.5pt"/>
    </style:style>
    <style:style style:name="P24" style:family="paragraph" style:parent-style-name="Text_20_body" style:list-style-name="L4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333333"/>
    </style:style>
    <style:style style:name="P25" style:family="paragraph" style:parent-style-name="Text_20_body" style:list-style-name="L7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333333"/>
    </style:style>
    <style:style style:name="P26" style:family="paragraph" style:parent-style-name="Text_20_body" style:list-style-name="L8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333333" style:font-name="verdana" fo:font-size="10.5pt"/>
    </style:style>
    <style:style style:name="P27" style:family="paragraph" style:parent-style-name="Text_20_body" style:list-style-name="L9">
      <loext:graphic-properties draw:fill="solid" draw:fill-color="#ffffff" draw:opacity="100%"/>
      <style:paragraph-properties fo:margin-left="0in" fo:margin-right="0in" fo:text-indent="0in" style:auto-text-indent="false" fo:background-color="#ffffff"/>
    </style:style>
    <style:style style:name="P28" style:family="paragraph" style:parent-style-name="Heading_20_1">
      <style:text-properties style:font-name-asian="Open Sans" style:font-weight-asian="bold"/>
    </style:style>
    <style:style style:name="P29" style:family="paragraph" style:parent-style-name="Quotations" style:list-style-name="L1">
      <loext:graphic-properties draw:fill="solid" draw:fill-color="#ffffff" draw:opacity="100%"/>
      <style:paragraph-properties fo:margin-left="0.3937in" fo:margin-right="0.3937in" fo:margin-top="0in" fo:margin-bottom="0in" loext:contextual-spacing="false" fo:text-indent="0in" style:auto-text-indent="false" fo:background-color="#ffffff" fo:padding="0.0193in" fo:border="1.5pt solid #efefef"/>
      <style:text-properties fo:color="#333333"/>
    </style:style>
    <style:style style:name="P30" style:family="paragraph" style:parent-style-name="Quotations" style:list-style-name="L2">
      <loext:graphic-properties draw:fill="solid" draw:fill-color="#ffffff" draw:opacity="100%"/>
      <style:paragraph-properties fo:margin-left="0.3937in" fo:margin-right="0.3937in" fo:margin-top="0in" fo:margin-bottom="0in" loext:contextual-spacing="false" fo:text-indent="0in" style:auto-text-indent="false" fo:background-color="#ffffff" fo:padding="0.0193in" fo:border="1.5pt solid #efefef"/>
      <style:text-properties fo:color="#333333" style:font-name-asian="verdana" style:font-size-asian="10.5pt"/>
    </style:style>
    <style:style style:name="P31" style:family="paragraph" style:parent-style-name="Quotations" style:list-style-name="L2">
      <loext:graphic-properties draw:fill="solid" draw:fill-color="#ffffff" draw:opacity="100%"/>
      <style:paragraph-properties fo:margin-left="0.3937in" fo:margin-right="0.3937in" fo:margin-top="0in" fo:margin-bottom="0in" loext:contextual-spacing="false" fo:text-indent="0in" style:auto-text-indent="false" fo:background-color="#ffffff" fo:padding="0.0193in" fo:border="1.5pt solid #efefef"/>
      <style:text-properties fo:color="#333333"/>
    </style:style>
    <style:style style:name="P32" style:family="paragraph" style:parent-style-name="Quotations" style:list-style-name="L1">
      <loext:graphic-properties draw:fill="solid" draw:fill-color="#ffffff" draw:opacity="100%"/>
      <style:paragraph-properties fo:margin-left="0.3937in" fo:margin-right="0.3937in" fo:text-indent="0in" style:auto-text-indent="false" fo:background-color="#ffffff" fo:padding="0.0193in" fo:border="1.5pt solid #efefef"/>
      <style:text-properties fo:color="#333333"/>
    </style:style>
    <style:style style:name="P33" style:family="paragraph" style:parent-style-name="Quotations" style:list-style-name="L2">
      <loext:graphic-properties draw:fill="solid" draw:fill-color="#ffffff" draw:opacity="100%"/>
      <style:paragraph-properties fo:margin-left="0.3937in" fo:margin-right="0.3937in" fo:text-indent="0in" style:auto-text-indent="false" fo:background-color="#ffffff" fo:padding="0.0193in" fo:border="1.5pt solid #efefef"/>
      <style:text-properties fo:color="#333333" style:font-name-asian="verdana" style:font-size-asian="10.5pt"/>
    </style:style>
    <style:style style:name="P34" style:family="paragraph" style:parent-style-name="Heading_20_2">
      <style:paragraph-properties fo:line-height="122%" fo:padding-left="0in" fo:padding-right="0in" fo:padding-top="0in" fo:padding-bottom="0.0193in" fo:border-left="none" fo:border-right="none" fo:border-top="none" fo:border-bottom="0.06pt solid #eeeeee"/>
      <style:text-properties style:font-name-asian="Open Sans" style:font-weight-asian="bold"/>
    </style:style>
    <style:style style:name="P35" style:family="paragraph" style:parent-style-name="Heading_20_2">
      <style:paragraph-properties fo:line-height="122%" fo:padding-left="0in" fo:padding-right="0in" fo:padding-top="0in" fo:padding-bottom="0.0193in" fo:border-left="none" fo:border-right="none" fo:border-top="none" fo:border-bottom="0.06pt solid #eeeeee"/>
      <style:text-properties style:font-name="Open Sans" fo:font-weight="bold"/>
    </style:style>
    <style:style style:name="P36" style:family="paragraph" style:parent-style-name="Heading_20_2">
      <style:paragraph-properties fo:line-height="122%" fo:padding-left="0in" fo:padding-right="0in" fo:padding-top="0in" fo:padding-bottom="0.0193in" fo:border-left="none" fo:border-right="none" fo:border-top="none" fo:border-bottom="0.06pt solid #eeeeee"/>
    </style:style>
    <style:style style:name="P37" style:family="paragraph" style:parent-style-name="Heading_20_3">
      <style:paragraph-properties fo:line-height="143%"/>
      <style:text-properties style:font-name="Open Sans" fo:font-weight="bold"/>
    </style:style>
    <style:style style:name="T1" style:family="text">
      <style:text-properties style:font-name="verdana" fo:font-size="10.5pt"/>
    </style:style>
    <style:style style:name="T2" style:family="text">
      <style:text-properties style:font-name="verdana" fo:font-size="14pt"/>
    </style:style>
    <style:style style:name="T3" style:family="text">
      <style:text-properties style:font-name="verdana" fo:font-size="12pt"/>
    </style:style>
    <style:style style:name="T4" style:family="text">
      <style:text-properties style:font-name-asian="verdana" style:font-size-asian="10.5pt"/>
    </style:style>
    <style:style style:name="T5" style:family="text">
      <style:text-properties style:font-name-asian="verdana" style:font-size-asian="14pt"/>
    </style:style>
    <style:style style:name="T6" style:family="text">
      <style:text-properties style:font-name-asian="verdana" style:font-size-asian="12pt"/>
    </style:style>
    <style:style style:name="T7" style:family="text">
      <style:text-properties fo:color="#333333"/>
    </style:style>
    <style:style style:name="T8" style:family="text">
      <style:text-properties fo:color="#333333" style:font-name-asian="verdana" style:font-size-asian="10.5pt"/>
    </style:style>
    <style:style style:name="T9" style:family="text">
      <style:text-properties fo:color="#333333" style:font-name="verdana" fo:font-size="10.5pt"/>
    </style:style>
    <style:style style:name="T10" style:family="text">
      <style:text-properties fo:color="#000000" style:font-name="verdana" fo:font-size="10.5pt" loext:padding-left="0in" loext:padding-right="0in" loext:padding-top="0in" loext:padding-bottom="0.0193in" loext:border-left="none" loext:border-right="none" loext:border-top="none" loext:border-bottom="0.06pt dotted #333333"/>
    </style:style>
    <style:style style:name="T11" style:family="text">
      <style:text-properties fo:color="#000000" style:font-name-asian="verdana" style:font-size-asian="10.5pt" loext:padding-left="0in" loext:padding-right="0in" loext:padding-top="0in" loext:padding-bottom="0.0193in" loext:border-left="none" loext:border-right="none" loext:border-top="none" loext:border-bottom="0.06pt dotted #333333"/>
    </style:style>
    <style:style style:name="T12" style:family="text">
      <style:text-properties fo:color="#000000" style:font-name="Consolas" fo:font-size="9pt" fo:background-color="#f4f4f4" loext:char-shading-value="0" loext:padding="0in" loext:border="none"/>
    </style:style>
    <style:style style:name="T13" style:family="text">
      <style:text-properties fo:color="#000000" style:font-name="Consolas" fo:font-size="9pt" loext:padding="0in" loext:border="none"/>
    </style:style>
    <style:style style:name="T14" style:family="text">
      <style:text-properties style:font-name="Consolas" fo:font-size="9pt" fo:background-color="#f4f4f4" loext:char-shading-value="0" loext:padding="0in" loext:border="none"/>
    </style:style>
    <style:style style:name="T15" style:family="text">
      <style:text-properties style:font-name="Consolas" fo:font-size="9pt" loext:padding="0in" loext:border="none"/>
    </style:style>
    <style:style style:name="T16" style:family="text">
      <style:text-properties fo:color="#0000ff" style:font-name="Consolas" fo:font-size="9pt" fo:background-color="#f4f4f4" loext:char-shading-value="0" loext:padding="0in" loext:border="none"/>
    </style:style>
    <style:style style:name="T17" style:family="text">
      <style:text-properties fo:color="#0000ff" style:font-name="Consolas" fo:font-size="9pt" loext:padding="0in" loext:border="none"/>
    </style:style>
    <style:style style:name="T18" style:family="text">
      <style:text-properties fo:background-color="#f4f4f4" loext:char-shading-value="0" loext:padding="0in" loext:border="none"/>
    </style:style>
    <style:style style:name="T19" style:family="text">
      <style:text-properties loext:padding="0in" loext:border="none"/>
    </style:style>
    <style:style style:name="T20" style:family="text">
      <style:text-properties fo:color="#008200" style:font-name="Consolas" fo:font-size="9pt" loext:padding="0in" loext:border="none"/>
    </style:style>
    <style:style style:name="T21" style:family="text">
      <style:text-properties fo:color="#008200" style:font-name="Consolas" fo:font-size="9pt" fo:background-color="#f4f4f4" loext:char-shading-value="0" loext:padding="0in" loext:border="none"/>
    </style:style>
    <style:style style:name="T22" style:family="text">
      <style:text-properties fo:color="#808080" style:font-name="Consolas" fo:font-size="9pt" fo:background-color="#f4f4f4" loext:char-shading-value="0" loext:padding="0in" loext:border="none"/>
    </style:style>
    <style:style style:name="T23" style:family="text">
      <style:text-properties fo:color="#ff1493" style:font-name="Consolas" fo:font-size="9pt" loext:padding="0in" loext:border="none"/>
    </style:style>
    <style:style style:name="T24" style:family="text">
      <style:text-properties fo:color="#ff1493" style:font-name="Consolas" fo:font-size="9pt" fo:background-color="#f4f4f4" loext:char-shading-value="0" loext:padding="0in" loext:border="none"/>
    </style:style>
    <style:style style:name="T25" style:family="text">
      <style:text-properties fo:color="#009900" style:font-name="Consolas" fo:font-size="9pt" loext:padding="0in" loext:border="none"/>
    </style:style>
    <style:style style:name="T26" style:family="text">
      <style:text-properties fo:color="#009900" style:font-name="Consolas" fo:font-size="9pt" fo:background-color="#f4f4f4" loext:char-shading-value="0" loext:padding="0in" loext:border="none"/>
    </style:style>
    <style:style style:name="T27" style:family="text">
      <style:text-properties style:font-name="Open Sans" fo:font-size="12pt"/>
    </style:style>
    <style:style style:name="T28" style:family="text">
      <style:text-properties style:font-name="Open Sans" fo:font-size="12pt" loext:padding="0.0193in" loext:border="0.74pt solid #e7eaed"/>
    </style:style>
    <style:style style:name="T29" style:family="text">
      <style:text-properties style:font-name="Open Sans" fo:font-weight="bold"/>
    </style:style>
    <style:style style:name="T30" style:family="text">
      <style:text-properties style:font-name-asian="Open Sans" style:font-size-asian="12pt"/>
    </style:style>
    <style:style style:name="T31" style:family="text">
      <style:text-properties style:font-name-asian="Open Sans" style:font-weight-asian="bold"/>
    </style:style>
    <style:style style:name="T32" style:family="text">
      <style:text-properties fo:font-variant="normal" fo:text-transform="none" fo:color="#c678dd" fo:font-style="normal" fo:font-weight="normal"/>
    </style:style>
    <style:style style:name="T33" style:family="text">
      <style:text-properties fo:font-variant="normal" fo:text-transform="none" fo:color="#d19a66" fo:font-style="normal" fo:font-weight="normal"/>
    </style:style>
    <style:style style:name="T34" style:family="text">
      <style:text-properties fo:font-variant="normal" fo:text-transform="none" fo:color="#98c379" fo:font-style="normal" fo:font-weight="normal"/>
    </style:style>
    <style:style style:name="T35" style:family="text">
      <style:text-properties fo:font-variant="normal" fo:text-transform="none" fo:color="#98c379" style:font-style-asian="normal" style:font-weight-asian="normal"/>
    </style:style>
    <style:style style:name="T36" style:family="text">
      <style:text-properties fo:color="#c678dd"/>
    </style:style>
    <style:style style:name="T37" style:family="text">
      <style:text-properties fo:font-style="normal" fo:font-weight="normal"/>
    </style:style>
    <style:style style:name="T38" style:family="text">
      <style:text-properties fo:color="#d19a66"/>
    </style:style>
    <style:style style:name="T39" style:family="text">
      <style:text-properties fo:color="#98c379"/>
    </style:style>
    <style:style style:name="T40" style:family="text">
      <style:text-properties fo:color="#61aeee"/>
    </style:style>
    <style:style style:name="T41" style:family="text">
      <style:text-properties fo:font-style="italic" fo:font-weight="normal"/>
    </style:style>
    <style:style style:name="T42" style:family="text">
      <style:text-properties style:font-style-asian="italic" style:font-weight-asian="normal"/>
    </style:style>
    <style:style style:name="T43" style:family="text">
      <style:text-properties fo:font-size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0">音频预处理</text:span></text:h>
      <text:p text:style-name="P18">这一讲主要介绍些音频基本处理方式，为接下来的语音识别打基础。</text:p>
      <text:h text:style-name="P34" text:outline-level="2"><text:bookmark text:name="t1"/>三种播放音频的方式</text:h>
      <text:p text:style-name="Text_20_body"><text:span text:style-name="T30">使用 </text:span><text:span text:style-name="T27">python </text:span><text:span text:style-name="T30">播放音频有以下几种方式：</text:span></text:p>
      <text:p text:style-name="P19">os.system()</text:p>
      <text:p text:style-name="Text_20_body"><text:span text:style-name="T27">os.system(file) </text:span><text:span text:style-name="T30">调用系统应用来打开文件，</text:span><text:span text:style-name="T27">file </text:span><text:span text:style-name="T30">可为图片或者音频文件。</text:span></text:p>
      <text:p text:style-name="P18">缺点：要打开具体的应用，不能在后台播放音频。</text:p>
      <text:p text:style-name="P19">pyaudio</text:p>
      <text:p text:style-name="Text_20_body"><text:span text:style-name="T30">安装：</text:span><text:span text:style-name="T27">pip install </text:span><text:span text:style-name="Source_20_Text"><text:span text:style-name="T28">pyaudio</text:span></text:span></text:p>
      <text:p text:style-name="Text_20_body"><text:span text:style-name="T30">官方提供了播放音频与录音的 </text:span><text:span text:style-name="T27">api </text:span><text:span text:style-name="T30">，使用十分方便，只要把</text:span><text:span text:style-name="Source_20_Text"><text:span text:style-name="T28">Filename</text:span></text:span><text:span text:style-name="T30">更改为你的音频文件的文字，就可以播放音频了。</text:span></text:p>
      <text:p text:style-name="Preformatted_20_Text"><text:span text:style-name="Source_20_Text">"""PyAudio Example: Play a WAVE file."""import pyaudioimport waveCHUNK = 1024FILENAME = '你的音频文件'def play(filename = FILENAME):    wf = wave.open(filename, 'rb')    p = pyaudio.PyAudio()    stream = p.open(format=p.get_format_from_width(wf.getsampwidth()),                    channels=wf.getnchannels(),                    rate=wf.getframerate(),                    output=True)    data = wf.readframes(CHUNK)    while data != b'':        stream.write(data)        data = wf.readframes(CHUNK)    stream.stop_stream()    stream.close()    p.terminate()</text:span></text:p>
      <text:p text:style-name="Preformatted_20_Text"><text:span text:style-name="Source_20_Text"><text:span text:style-name="T32">import</text:span></text:span><text:span text:style-name="Source_20_Text"> pyaudio</text:span></text:p>
      <text:p text:style-name="Preformatted_20_Text"><text:span text:style-name="Source_20_Text"><text:span text:style-name="T32">import</text:span></text:span><text:span text:style-name="Source_20_Text"> wave</text:span></text:p>
      <text:p text:style-name="Preformatted_20_Text"><text:span text:style-name="Source_20_Text">CHUNK = </text:span><text:span text:style-name="Source_20_Text"><text:span text:style-name="T33">1024</text:span></text:span></text:p>
      <text:p text:style-name="Preformatted_20_Text"><text:span text:style-name="Source_20_Text">FILENAME = </text:span><text:span text:style-name="Source_20_Text"><text:span text:style-name="T34">'</text:span></text:span><text:span text:style-name="Source_20_Text"><text:span text:style-name="T35">你的音频文件</text:span></text:span><text:span text:style-name="Source_20_Text"><text:span text:style-name="T34">'</text:span></text:span></text:p>
      <text:p text:style-name="P13"><text:span text:style-name="Source_20_Text"><text:span text:style-name="T36">def</text:span></text:span><text:span text:style-name="Source_20_Text"> </text:span><text:span text:style-name="Source_20_Text"><text:span text:style-name="T40">play</text:span></text:span><text:span text:style-name="Source_20_Text">(filename = FILENAME):</text:span></text:p>
      <text:p text:style-name="Preformatted_20_Text"><text:span text:style-name="Source_20_Text"><text:s/>   wf = wave.open(filename, </text:span><text:span text:style-name="Source_20_Text"><text:span text:style-name="T34">'rb'</text:span></text:span><text:span text:style-name="Source_20_Text">)</text:span></text:p>
      <text:p text:style-name="Preformatted_20_Text"><text:span text:style-name="Source_20_Text"><text:s/>   p = pyaudio.PyAudio()</text:span></text:p>
      <text:p text:style-name="Preformatted_20_Text"><text:span text:style-name="Source_20_Text"><text:s/>   stream = p.open(format=p.get_format_from_width(wf.getsampwidth()),</text:span></text:p>
      <text:p text:style-name="Preformatted_20_Text"><text:span text:style-name="Source_20_Text"><text:s/>                   channels=wf.getnchannels(),</text:span></text:p>
      <text:p text:style-name="Preformatted_20_Text"><text:span text:style-name="Source_20_Text"><text:s/>                   rate=wf.getframerate(),</text:span></text:p>
      <text:p text:style-name="Preformatted_20_Text"><text:span text:style-name="Source_20_Text"><text:s/>                   output=</text:span><text:span text:style-name="Source_20_Text"><text:span text:style-name="T32">True</text:span></text:span><text:span text:style-name="Source_20_Text">)</text:span></text:p>
      <text:p text:style-name="Preformatted_20_Text"><text:span text:style-name="Source_20_Text"><text:s/>   data = wf.readframes(CHUNK)</text:span></text:p>
      <text:p text:style-name="Preformatted_20_Text"><text:span text:style-name="Source_20_Text"><text:s/>   </text:span><text:span text:style-name="Source_20_Text"><text:span text:style-name="T32">while</text:span></text:span><text:span text:style-name="Source_20_Text"> data != </text:span><text:span text:style-name="Source_20_Text"><text:span text:style-name="T34">b''</text:span></text:span><text:span text:style-name="Source_20_Text">:</text:span></text:p>
      <text:p text:style-name="Preformatted_20_Text"><text:span text:style-name="Source_20_Text"><text:s/>       stream.write(data)</text:span></text:p>
      <text:p text:style-name="Preformatted_20_Text"><text:span text:style-name="Source_20_Text"><text:s/>       data = wf.readframes(CHUNK)</text:span></text:p>
      <text:p text:style-name="Preformatted_20_Text"><text:span text:style-name="Source_20_Text"><text:s/>   stream.stop_stream()</text:span></text:p>
      <text:p text:style-name="Preformatted_20_Text"><text:span text:style-name="Source_20_Text"><text:s/>   stream.close()</text:span></text:p>
      <text:p text:style-name="P17"><text:span text:style-name="Source_20_Text"><text:s/>   p.terminate()</text:span></text:p>
      <text:h text:style-name="P35" text:outline-level="2"><text:bookmark text:name="t2"/>jupyter notebook</text:h>
      <text:p text:style-name="Text_20_body"><text:span text:style-name="T30">在 </text:span><text:span text:style-name="T27">jupyer notebook </text:span><text:span text:style-name="T30">中播放音频可以使用以下函数：</text:span></text:p>
      <text:p text:style-name="Preformatted_20_Text"><text:soft-page-break/><text:span text:style-name="Source_20_Text">import IPython.display as ipdipd.Audio(文件名)</text:span><text:span text:style-name="Source_20_Text"><text:span text:style-name="T32">as</text:span></text:span><text:span text:style-name="Source_20_Text"> ipd</text:span></text:p>
      <text:p text:style-name="P17"><text:span text:style-name="Source_20_Text">ipd.Audio(文件名)</text:span></text:p>
      <text:h text:style-name="P34" text:outline-level="2"><text:bookmark text:name="t3"/>几种读取音频的方式</text:h>
      <text:p text:style-name="Text_20_body"><text:span text:style-name="T27">python </text:span><text:span text:style-name="T30">有很多读取音频文件的方法，内置的库 </text:span><text:span text:style-name="Source_20_Text"><text:span text:style-name="T28">wave</text:span></text:span><text:span text:style-name="T27"> </text:span><text:span text:style-name="T30">，科学计算库 </text:span><text:span text:style-name="Source_20_Text"><text:span text:style-name="T28">scipy</text:span></text:span><text:span text:style-name="T27">, </text:span><text:span text:style-name="T30">和方便易用的语音处理库 </text:span><text:span text:style-name="Source_20_Text"><text:span text:style-name="T28">librosa</text:span></text:span><text:span text:style-name="T30">。</text:span></text:p>
      <text:p text:style-name="P18">下面将介绍分别使用这几种库读取音频文件：</text:p>
      <text:p text:style-name="Text_20_body"><text:span text:style-name="Strong_20_Emphasis"><text:span text:style-name="T30">安装</text:span></text:span><text:span text:style-name="T30">：</text:span></text:p>
      <text:p text:style-name="Text_20_body"><text:span text:style-name="Source_20_Text"><text:span text:style-name="T28">wave</text:span></text:span><text:span text:style-name="T27"> </text:span><text:span text:style-name="T30">是内置库直接导入即可。</text:span></text:p>
      <text:p text:style-name="Text_20_body"><text:span text:style-name="Source_20_Text"><text:span text:style-name="T28">scipy</text:span></text:span><text:span text:style-name="T27">: pip install </text:span><text:span text:style-name="Source_20_Text"><text:span text:style-name="T28">scipy</text:span></text:span></text:p>
      <text:p text:style-name="Text_20_body"><text:span text:style-name="Source_20_Text"><text:span text:style-name="T28">librosa</text:span></text:span><text:span text:style-name="T27">: pip install </text:span><text:span text:style-name="Source_20_Text"><text:span text:style-name="T28">librosa</text:span></text:span></text:p>
      <text:p text:style-name="Text_20_body"><text:span text:style-name="Strong_20_Emphasis"><text:span text:style-name="T30">使用</text:span></text:span><text:span text:style-name="T30">：</text:span></text:p>
      <text:h text:style-name="P37" text:outline-level="3"><text:bookmark text:name="t4"/>wave.open:</text:h>
      <text:p text:style-name="Text_20_body"><text:span text:style-name="T30">参数 </text:span><text:span text:style-name="T27">path </text:span><text:span text:style-name="T30">为文件名，</text:span><text:span text:style-name="T27">mode </text:span><text:span text:style-name="T30">为打开方式</text:span></text:p>
      <text:p text:style-name="Text_20_body"><text:span text:style-name="T30">以</text:span><text:span text:style-name="Source_20_Text"><text:span text:style-name="T28">'rb'</text:span></text:span><text:span text:style-name="T30">方式打开文件返回一个 </text:span><text:span text:style-name="Source_20_Text"><text:span text:style-name="T28">Wave_read</text:span></text:span><text:span text:style-name="T27"> </text:span><text:span text:style-name="T30">对象，而以</text:span><text:span text:style-name="Source_20_Text"><text:span text:style-name="T28">'wb'</text:span></text:span><text:span text:style-name="T30">方式打开文件返回一个 </text:span><text:span text:style-name="Source_20_Text"><text:span text:style-name="T28">Wave_write</text:span></text:span><text:span text:style-name="T27"> </text:span><text:span text:style-name="T30">对象。</text:span></text:p>
      <text:h text:style-name="P37" text:outline-level="3"><text:bookmark text:name="t5"/>scipy.io.wavfile:</text:h>
      <text:p text:style-name="Text_20_body"><text:span text:style-name="T30">参数 </text:span><text:span text:style-name="T27">path </text:span><text:span text:style-name="T30">为文件名</text:span></text:p>
      <text:p text:style-name="Text_20_body"><text:span text:style-name="T30">返回 </text:span><text:span text:style-name="T27">rate : </text:span><text:span text:style-name="T30">采样率（每秒采样点的个数），</text:span><text:span text:style-name="T27">data : </text:span><text:span text:style-name="T30">音频数据</text:span></text:p>
      <text:h text:style-name="P37" text:outline-level="3"><text:bookmark text:name="t6"/>librosa.load:</text:h>
      <text:p text:style-name="Text_20_body"><text:span text:style-name="T30">参数 </text:span><text:span text:style-name="T27">path </text:span><text:span text:style-name="T30">为文件名</text:span></text:p>
      <text:p text:style-name="Text_20_body"><text:span text:style-name="T30">返回 </text:span><text:span text:style-name="T27">y </text:span><text:span text:style-name="T30">为音频数据，</text:span><text:span text:style-name="T27">sr </text:span><text:span text:style-name="T30">为采样率</text:span></text:p>
      <text:p text:style-name="Preformatted_20_Text"><text:span text:style-name="Source_20_Text"># read wav file from pathfrom scipy.io import wavfileimport librosaimport pyaudio# wavefile = wave.open(path,'rb')# wavfilerate, data = wavfile.read(path)# librosay, sr = librosa.load(path)</text:span></text:p>
      <text:p text:style-name="Preformatted_20_Text"><text:span text:style-name="Source_20_Text"><text:span text:style-name="T32">from</text:span></text:span><text:span text:style-name="Source_20_Text"> scipy.io </text:span><text:span text:style-name="Source_20_Text"><text:span text:style-name="T32">import</text:span></text:span><text:span text:style-name="Source_20_Text"> wavfile</text:span></text:p>
      <text:p text:style-name="Preformatted_20_Text"><text:span text:style-name="Source_20_Text"><text:span text:style-name="T32">import</text:span></text:span><text:span text:style-name="Source_20_Text"> librosa</text:span></text:p>
      <text:p text:style-name="Preformatted_20_Text"><text:span text:style-name="Source_20_Text"><text:span text:style-name="T32">import</text:span></text:span><text:span text:style-name="Source_20_Text"> pyaudio</text:span></text:p>
      <text:p text:style-name="P16"><text:span text:style-name="Source_20_Text"># wave</text:span></text:p>
      <text:p text:style-name="Preformatted_20_Text"><text:span text:style-name="Source_20_Text">file = wave.open(path,</text:span><text:span text:style-name="Source_20_Text"><text:span text:style-name="T34">'rb'</text:span></text:span><text:span text:style-name="Source_20_Text">)</text:span></text:p>
      <text:p text:style-name="P16"><text:span text:style-name="Source_20_Text"># wavfile</text:span></text:p>
      <text:p text:style-name="Preformatted_20_Text"><text:span text:style-name="Source_20_Text">rate, data = wavfile.read(path)</text:span></text:p>
      <text:p text:style-name="P16"><text:span text:style-name="Source_20_Text"># librosa</text:span></text:p>
      <text:p text:style-name="P17"><text:soft-page-break/><text:span text:style-name="Source_20_Text">y, sr = librosa.load(path)</text:span></text:p>
      <text:p text:style-name="Text_20_body"><text:span text:style-name="Strong_20_Emphasis"><text:span text:style-name="T30">下面演示一个使用 </text:span></text:span><text:span text:style-name="Strong_20_Emphasis"><text:span text:style-name="T27">wavfile </text:span></text:span><text:span text:style-name="Strong_20_Emphasis"><text:span text:style-name="T30">读取音频文件并且画出波形的例子</text:span></text:span><text:span text:style-name="T30">：</text:span></text:p>
      <text:p text:style-name="Text_20_body"><text:span text:style-name="T30">首先要计算音频到底持续了多长时间，</text:span><text:span text:style-name="T27">wave </text:span><text:span text:style-name="T30">的 </text:span><text:span text:style-name="T27">shape </text:span><text:span text:style-name="T30">就是总的采样点个数，除以采样频率可以得到持续的总时间（秒），乘</text:span><text:span text:style-name="T27">1000</text:span><text:span text:style-name="T30">得到总持续时间（毫秒）。接着通过 </text:span><text:span text:style-name="T27">np.linsapce </text:span><text:span text:style-name="T30">产生时间的序列，最后使用 </text:span><text:span text:style-name="T27">matplotlib </text:span><text:span text:style-name="T30">画出图像。</text:span></text:p>
      <text:p text:style-name="Preformatted_20_Text"><text:span text:style-name="Source_20_Text">from scipy.io import wavfileimport matplotlib.pyplot as pltimport numpy as np%matplotlib inline# 一秒采样数sr, wave = wavfile.read('D://QQPCMgr/Desktop/python3/skip.wav')sample_number = wave.shape[0]total_time = int(sample_number / sr * 1000)time_series = np.linspace(0,total_time,sample_number)fig, ax = plt.subplots(1, 1)ax.plot(time_series, wave)ax.set_title('Time*Amplitude')ax.set_xlabel('Time/ms')ax.set_ylabel('Amplitude/dB')</text:span><text:span text:style-name="Source_20_Text"><text:span text:style-name="T32">import</text:span></text:span><text:span text:style-name="Source_20_Text"> wavfile</text:span></text:p>
      <text:p text:style-name="Preformatted_20_Text"><text:span text:style-name="Source_20_Text"><text:span text:style-name="T32">import</text:span></text:span><text:span text:style-name="Source_20_Text"> matplotlib.pyplot </text:span><text:span text:style-name="Source_20_Text"><text:span text:style-name="T32">as</text:span></text:span><text:span text:style-name="Source_20_Text"> plt</text:span></text:p>
      <text:p text:style-name="Preformatted_20_Text"><text:span text:style-name="Source_20_Text"><text:span text:style-name="T32">import</text:span></text:span><text:span text:style-name="Source_20_Text"> numpy </text:span><text:span text:style-name="Source_20_Text"><text:span text:style-name="T32">as</text:span></text:span><text:span text:style-name="Source_20_Text"> np</text:span></text:p>
      <text:p text:style-name="Preformatted_20_Text"><text:span text:style-name="Source_20_Text">%matplotlib inline</text:span></text:p>
      <text:p text:style-name="P15"><text:span text:style-name="Source_20_Text"><text:span text:style-name="T41"># </text:span></text:span><text:span text:style-name="Source_20_Text"><text:span text:style-name="T42">一秒采样数</text:span></text:span></text:p>
      <text:p text:style-name="Preformatted_20_Text"><text:span text:style-name="Source_20_Text">sr, wave = wavfile.read(</text:span><text:span text:style-name="Source_20_Text"><text:span text:style-name="T34">'D://QQPCMgr/Desktop/python3/skip.wav'</text:span></text:span><text:span text:style-name="Source_20_Text">)</text:span></text:p>
      <text:p text:style-name="Preformatted_20_Text"><text:span text:style-name="Source_20_Text">sample_number = wave.shape[</text:span><text:span text:style-name="Source_20_Text"><text:span text:style-name="T33">0</text:span></text:span><text:span text:style-name="Source_20_Text">]</text:span></text:p>
      <text:p text:style-name="Preformatted_20_Text"><text:span text:style-name="Source_20_Text">total_time = int(sample_number / sr * </text:span><text:span text:style-name="Source_20_Text"><text:span text:style-name="T33">1000</text:span></text:span><text:span text:style-name="Source_20_Text">)</text:span></text:p>
      <text:p text:style-name="Preformatted_20_Text"><text:span text:style-name="Source_20_Text">time_series = np.linspace(</text:span><text:span text:style-name="Source_20_Text"><text:span text:style-name="T33">0</text:span></text:span><text:span text:style-name="Source_20_Text">,total_time,sample_number)</text:span></text:p>
      <text:p text:style-name="Preformatted_20_Text"><text:span text:style-name="Source_20_Text">fig, ax = plt.subplots(</text:span><text:span text:style-name="Source_20_Text"><text:span text:style-name="T33">1</text:span></text:span><text:span text:style-name="Source_20_Text">, </text:span><text:span text:style-name="Source_20_Text"><text:span text:style-name="T33">1</text:span></text:span><text:span text:style-name="Source_20_Text">)</text:span></text:p>
      <text:p text:style-name="Preformatted_20_Text"><text:span text:style-name="Source_20_Text">ax.plot(time_series, wave)</text:span></text:p>
      <text:p text:style-name="Preformatted_20_Text"><text:span text:style-name="Source_20_Text">ax.set_title(</text:span><text:span text:style-name="Source_20_Text"><text:span text:style-name="T34">'Time*Amplitude'</text:span></text:span><text:span text:style-name="Source_20_Text">)</text:span></text:p>
      <text:p text:style-name="Preformatted_20_Text"><text:span text:style-name="Source_20_Text">ax.set_xlabel(</text:span><text:span text:style-name="Source_20_Text"><text:span text:style-name="T34">'Time/ms'</text:span></text:span><text:span text:style-name="Source_20_Text">)</text:span></text:p>
      <text:p text:style-name="P17"><text:span text:style-name="Source_20_Text">ax.set_ylabel(</text:span><text:span text:style-name="Source_20_Text"><text:span text:style-name="T34">'Amplitude/dB'</text:span></text:span><text:span text:style-name="Source_20_Text">)</text:span></text:p>
      <text:p text:style-name="P20"><draw:frame draw:style-name="fr1" draw:name="Image1" text:anchor-type="as-char" svg:width="0.7862in" svg:height="0.3929in" draw:z-index="0"><draw:image xlink:href="https://ss.csdn.net/p?https://mmbiz.qpic.cn/mmbiz_png/MnCc8lk8Gyua9TYv7KLM5Fp4e6uOIeOAT5hUrEuziaAlK6MQgjwB0iarCta6S9yvfYJjyYFarVAn0c9CNJuhPVmw/640?wx_fmt=png" xlink:type="simple" xlink:show="embed" xlink:actuate="onLoad" loext:mime-type=""/><svg:title>640?wx_fmt=png</svg:title></draw:frame></text:p>
      <text:p text:style-name="Text_20_body"><text:span text:style-name="T30">最后再借用 </text:span><text:span text:style-name="Source_20_Text"><text:span text:style-name="T28">pyaudio</text:span></text:span><text:span text:style-name="T27"> </text:span><text:span text:style-name="T30">的 </text:span><text:span text:style-name="T27">api </text:span><text:span text:style-name="T30">我们可以实现连续录音功能：</text:span></text:p>
      <text:h text:style-name="P36" text:outline-level="2"><text:bookmark text:name="t7"/><text:span text:style-name="T29">python </text:span><text:span text:style-name="T31">实现录音功能</text:span></text:h>
      <text:p text:style-name="Text_20_body"><text:span text:style-name="T30">其中，函数 </text:span><text:span text:style-name="Source_20_Text"><text:span text:style-name="T28">multi_record</text:span></text:span><text:span text:style-name="T30">每结束一次录音会询问 “是否进行下一次录音？”，按回车就可以进行下一次录音了。</text:span></text:p>
      <text:p text:style-name="Preformatted_20_Text"><text:span text:style-name="Source_20_Text">import waveimport pyaudioimport matplotlib.pyplot as pltimport timeCHUNK = 1024FORMAT = pyaudio.paInt16CHANNELS = 2RATE = 44100RECORD_SECONDS = 5def record(filename='output.wav'):    """官方录音教程    """        p = pyaudio.PyAudio()        stream = p.open(format=FORMAT,                    channels=CHANNELS,                    rate=RATE,                    input=True,                    frames_per_buffer=CHUNK)        print("* recording")        frames = []    for i in range(0, int(RATE / CHUNK * RECORD_SECONDS)):        data = stream.read(CHUNK)        frames.append(data)        print("* done recording")        stream.stop_stream()    stream.close()    p.terminate()        wf = wave.open(filename, 'wb')    wf.setnchannels(CHANNELS)    wf.setsampwidth(p.get_sample_size(FORMAT))    wf.setframerate(RATE)    wf.writeframes(b''.join(frames))    wf.close()def multi_record(num=3):    """implement 多次录音"""    for i in range(1,num+1):        print('第{}次录音准备'.format(i))        filename = 'record_{}.wav'.format(i)        record(filename)        time.sleep(second)        _ = input('进行下一次录音？')def main():    multi_record()if __name__ == '__main__':</text:span></text:p>
      <text:p text:style-name="Preformatted_20_Text"><text:soft-page-break/><text:span text:style-name="Source_20_Text"><text:span text:style-name="T32">import</text:span></text:span><text:span text:style-name="Source_20_Text"> pyaudio</text:span></text:p>
      <text:p text:style-name="Preformatted_20_Text"><text:span text:style-name="Source_20_Text"><text:span text:style-name="T32">import</text:span></text:span><text:span text:style-name="Source_20_Text"> matplotlib.pyplot </text:span><text:span text:style-name="Source_20_Text"><text:span text:style-name="T32">as</text:span></text:span><text:span text:style-name="Source_20_Text"> plt</text:span></text:p>
      <text:p text:style-name="Preformatted_20_Text"><text:span text:style-name="Source_20_Text"><text:span text:style-name="T32">import</text:span></text:span><text:span text:style-name="Source_20_Text"> time</text:span></text:p>
      <text:p text:style-name="Preformatted_20_Text"><text:span text:style-name="Source_20_Text">CHUNK = </text:span><text:span text:style-name="Source_20_Text"><text:span text:style-name="T33">1024</text:span></text:span></text:p>
      <text:p text:style-name="Preformatted_20_Text"><text:span text:style-name="Source_20_Text">FORMAT = pyaudio.paInt16</text:span></text:p>
      <text:p text:style-name="Preformatted_20_Text"><text:span text:style-name="Source_20_Text">CHANNELS = </text:span><text:span text:style-name="Source_20_Text"><text:span text:style-name="T33">2</text:span></text:span></text:p>
      <text:p text:style-name="Preformatted_20_Text"><text:span text:style-name="Source_20_Text">RATE = </text:span><text:span text:style-name="Source_20_Text"><text:span text:style-name="T33">44100</text:span></text:span></text:p>
      <text:p text:style-name="Preformatted_20_Text"><text:span text:style-name="Source_20_Text">RECORD_SECONDS = </text:span><text:span text:style-name="Source_20_Text"><text:span text:style-name="T33">5</text:span></text:span></text:p>
      <text:p text:style-name="P13"><text:span text:style-name="Source_20_Text"><text:span text:style-name="T36">def</text:span></text:span><text:span text:style-name="Source_20_Text"> </text:span><text:span text:style-name="Source_20_Text"><text:span text:style-name="T40">record</text:span></text:span><text:span text:style-name="Source_20_Text">(filename=</text:span><text:span text:style-name="Source_20_Text"><text:span text:style-name="T39">'output.wav'</text:span></text:span><text:span text:style-name="Source_20_Text">):</text:span></text:p>
      <text:p text:style-name="Preformatted_20_Text"><text:span text:style-name="Source_20_Text"><text:s/>   </text:span><text:span text:style-name="Source_20_Text"><text:span text:style-name="T34">"""</text:span></text:span><text:span text:style-name="Source_20_Text"><text:span text:style-name="T35">官方录音教程</text:span></text:span></text:p>
      <text:p text:style-name="P14"><text:span text:style-name="Source_20_Text"><text:s/>   </text:span><text:span text:style-name="Source_20_Text"><text:span text:style-name="T37">"""</text:span></text:span></text:p>
      <text:p text:style-name="Preformatted_20_Text"><text:span text:style-name="Source_20_Text"><text:s/>   </text:span></text:p>
      <text:p text:style-name="Preformatted_20_Text"><text:span text:style-name="Source_20_Text"><text:s/>   p = pyaudio.PyAudio()</text:span></text:p>
      <text:p text:style-name="Preformatted_20_Text"><text:span text:style-name="Source_20_Text"><text:s/>   </text:span></text:p>
      <text:p text:style-name="Preformatted_20_Text"><text:span text:style-name="Source_20_Text"><text:s/>   stream = p.open(format=FORMAT,</text:span></text:p>
      <text:p text:style-name="Preformatted_20_Text"><text:span text:style-name="Source_20_Text"><text:s/>                   channels=CHANNELS,</text:span></text:p>
      <text:p text:style-name="Preformatted_20_Text"><text:span text:style-name="Source_20_Text"><text:s/>                   rate=RATE,</text:span></text:p>
      <text:p text:style-name="Preformatted_20_Text"><text:span text:style-name="Source_20_Text"><text:s/>                   input=</text:span><text:span text:style-name="Source_20_Text"><text:span text:style-name="T32">True</text:span></text:span><text:span text:style-name="Source_20_Text">,</text:span></text:p>
      <text:p text:style-name="Preformatted_20_Text"><text:span text:style-name="Source_20_Text"><text:s/>                   frames_per_buffer=CHUNK)</text:span></text:p>
      <text:p text:style-name="Preformatted_20_Text"><text:span text:style-name="Source_20_Text"><text:s/>   </text:span></text:p>
      <text:p text:style-name="Preformatted_20_Text"><text:span text:style-name="Source_20_Text"><text:s/>   print(</text:span><text:span text:style-name="Source_20_Text"><text:span text:style-name="T34">"* recording"</text:span></text:span><text:span text:style-name="Source_20_Text">)</text:span></text:p>
      <text:p text:style-name="Preformatted_20_Text"><text:span text:style-name="Source_20_Text"><text:s/>   </text:span></text:p>
      <text:p text:style-name="Preformatted_20_Text"><text:span text:style-name="Source_20_Text"><text:s/>   frames = []</text:span></text:p>
      <text:p text:style-name="Preformatted_20_Text"><text:span text:style-name="Source_20_Text"><text:s/>   </text:span><text:span text:style-name="Source_20_Text"><text:span text:style-name="T32">for</text:span></text:span><text:span text:style-name="Source_20_Text"> i </text:span><text:span text:style-name="Source_20_Text"><text:span text:style-name="T32">in</text:span></text:span><text:span text:style-name="Source_20_Text"> range(</text:span><text:span text:style-name="Source_20_Text"><text:span text:style-name="T33">0</text:span></text:span><text:span text:style-name="Source_20_Text">, int(RATE / CHUNK * RECORD_SECONDS)):</text:span></text:p>
      <text:p text:style-name="Preformatted_20_Text"><text:span text:style-name="Source_20_Text"><text:s/>       data = stream.read(CHUNK)</text:span></text:p>
      <text:p text:style-name="Preformatted_20_Text"><text:span text:style-name="Source_20_Text"><text:s/>       frames.append(data)</text:span></text:p>
      <text:p text:style-name="Preformatted_20_Text"><text:span text:style-name="Source_20_Text"><text:s/>   </text:span></text:p>
      <text:p text:style-name="Preformatted_20_Text"><text:span text:style-name="Source_20_Text"><text:s/>   print(</text:span><text:span text:style-name="Source_20_Text"><text:span text:style-name="T34">"* done recording"</text:span></text:span><text:span text:style-name="Source_20_Text">)</text:span></text:p>
      <text:p text:style-name="Preformatted_20_Text"><text:span text:style-name="Source_20_Text"><text:s/>   </text:span></text:p>
      <text:p text:style-name="Preformatted_20_Text"><text:span text:style-name="Source_20_Text"><text:s/>   stream.stop_stream()</text:span></text:p>
      <text:p text:style-name="Preformatted_20_Text"><text:span text:style-name="Source_20_Text"><text:s/>   stream.close()</text:span></text:p>
      <text:p text:style-name="Preformatted_20_Text"><text:span text:style-name="Source_20_Text"><text:s/>   p.terminate()</text:span></text:p>
      <text:p text:style-name="Preformatted_20_Text"><text:span text:style-name="Source_20_Text"><text:s/>   </text:span></text:p>
      <text:p text:style-name="Preformatted_20_Text"><text:span text:style-name="Source_20_Text"><text:s/>   wf = wave.open(filename, </text:span><text:span text:style-name="Source_20_Text"><text:span text:style-name="T34">'wb'</text:span></text:span><text:span text:style-name="Source_20_Text">)</text:span></text:p>
      <text:p text:style-name="Preformatted_20_Text"><text:span text:style-name="Source_20_Text"><text:s/>   wf.setnchannels(CHANNELS)</text:span></text:p>
      <text:p text:style-name="Preformatted_20_Text"><text:span text:style-name="Source_20_Text"><text:s/>   wf.setsampwidth(p.get_sample_size(FORMAT))</text:span></text:p>
      <text:p text:style-name="Preformatted_20_Text"><text:span text:style-name="Source_20_Text"><text:s/>   wf.setframerate(RATE)</text:span></text:p>
      <text:p text:style-name="Preformatted_20_Text"><text:span text:style-name="Source_20_Text"><text:s/>   wf.writeframes(</text:span><text:span text:style-name="Source_20_Text"><text:span text:style-name="T34">b''</text:span></text:span><text:span text:style-name="Source_20_Text">.join(frames))</text:span></text:p>
      <text:p text:style-name="Preformatted_20_Text"><text:span text:style-name="Source_20_Text"><text:s/>   wf.close()</text:span></text:p>
      <text:p text:style-name="P13"><text:span text:style-name="Source_20_Text"><text:span text:style-name="T36">def</text:span></text:span><text:span text:style-name="Source_20_Text"> </text:span><text:span text:style-name="Source_20_Text"><text:span text:style-name="T40">multi_record</text:span></text:span><text:span text:style-name="Source_20_Text">(num=</text:span><text:span text:style-name="Source_20_Text"><text:span text:style-name="T38">3</text:span></text:span><text:span text:style-name="Source_20_Text">):</text:span></text:p>
      <text:p text:style-name="Preformatted_20_Text"><text:span text:style-name="Source_20_Text"><text:s/>   </text:span><text:span text:style-name="Source_20_Text"><text:span text:style-name="T34">"""implement </text:span></text:span><text:span text:style-name="Source_20_Text"><text:span text:style-name="T35">多次录音</text:span></text:span><text:span text:style-name="Source_20_Text"><text:span text:style-name="T34">"""</text:span></text:span></text:p>
      <text:p text:style-name="Preformatted_20_Text"><text:span text:style-name="Source_20_Text"><text:s/>   </text:span><text:span text:style-name="Source_20_Text"><text:span text:style-name="T32">for</text:span></text:span><text:span text:style-name="Source_20_Text"> i </text:span><text:span text:style-name="Source_20_Text"><text:span text:style-name="T32">in</text:span></text:span><text:span text:style-name="Source_20_Text"> range(</text:span><text:span text:style-name="Source_20_Text"><text:span text:style-name="T33">1</text:span></text:span><text:span text:style-name="Source_20_Text">,num+</text:span><text:span text:style-name="Source_20_Text"><text:span text:style-name="T33">1</text:span></text:span><text:span text:style-name="Source_20_Text">):</text:span></text:p>
      <text:p text:style-name="Preformatted_20_Text"><text:span text:style-name="Source_20_Text"><text:s/>       print(</text:span><text:span text:style-name="Source_20_Text"><text:span text:style-name="T34">'</text:span></text:span><text:span text:style-name="Source_20_Text"><text:span text:style-name="T35">第</text:span></text:span><text:span text:style-name="Source_20_Text"><text:span text:style-name="T34">{}</text:span></text:span><text:span text:style-name="Source_20_Text"><text:span text:style-name="T35">次录音准备</text:span></text:span><text:span text:style-name="Source_20_Text"><text:span text:style-name="T34">'</text:span></text:span><text:span text:style-name="Source_20_Text">.format(i))</text:span></text:p>
      <text:p text:style-name="Preformatted_20_Text"><text:span text:style-name="Source_20_Text"><text:s/>       filename = </text:span><text:span text:style-name="Source_20_Text"><text:span text:style-name="T34">'record_{}.wav'</text:span></text:span><text:span text:style-name="Source_20_Text">.format(i)</text:span></text:p>
      <text:p text:style-name="Preformatted_20_Text"><text:span text:style-name="Source_20_Text"><text:s/>       record(filename)</text:span></text:p>
      <text:p text:style-name="Preformatted_20_Text"><text:span text:style-name="Source_20_Text"><text:s/>       time.sleep(second)</text:span></text:p>
      <text:p text:style-name="Preformatted_20_Text"><text:span text:style-name="Source_20_Text"><text:s/>       _ = input(</text:span><text:span text:style-name="Source_20_Text"><text:span text:style-name="T34">'</text:span></text:span><text:span text:style-name="Source_20_Text"><text:span text:style-name="T35">进行下一次录音？</text:span></text:span><text:span text:style-name="Source_20_Text"><text:span text:style-name="T34">'</text:span></text:span><text:span text:style-name="Source_20_Text">)</text:span></text:p>
      <text:p text:style-name="P13"><text:span text:style-name="Source_20_Text"><text:span text:style-name="T36">def</text:span></text:span><text:span text:style-name="Source_20_Text"> </text:span><text:span text:style-name="Source_20_Text"><text:span text:style-name="T40">main</text:span></text:span><text:span text:style-name="Source_20_Text">():</text:span></text:p>
      <text:p text:style-name="Preformatted_20_Text"><text:span text:style-name="Source_20_Text"><text:s/>   multi_record()</text:span></text:p>
      <text:p text:style-name="P17"><text:span text:style-name="Source_20_Text"><text:span text:style-name="T32">if</text:span></text:span><text:span text:style-name="Source_20_Text"> __name__ == </text:span><text:span text:style-name="Source_20_Text"><text:span text:style-name="T34">'__main__'</text:span></text:span><text:span text:style-name="Source_20_Text">:</text:span></text:p>
      <text:p text:style-name="Text_20_body"><text:span text:style-name="Strong_20_Emphasis"><text:span text:style-name="T43"/></text:span></text:p>
      <text:p text:style-name="Text_20_body"><text:span text:style-name="Strong_20_Emphasis"><text:span text:style-name="T43">-------------------</text:span></text:span><text:span text:style-name="T43"> End </text:span><text:span text:style-name="Strong_20_Emphasis"><text:span text:style-name="T43">-------------------</text:span></text:span></text:p>
      <text:p text:style-name="Text_20_body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Open Sans" svg:font-family="'Open Sans', 'Clear Sans', 'Helvetica Neue', Helvetica, Arial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7:14:12.297414624</meta:creation-date>
    <dc:date>2019-11-28T17:22:56.254608506</dc:date>
    <meta:editing-duration>PT4M5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132" meta:word-count="1033" meta:character-count="5547" meta:non-whitespace-character-count="4530"/>
  </office:meta>
</office:document-meta>
</file>